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21pt"/>
    </style:style>
    <style:style style:name="co2" style:family="table-column">
      <style:table-column-properties fo:break-before="auto" style:column-width="33.7pt"/>
    </style:style>
    <style:style style:name="co3" style:family="table-column">
      <style:table-column-properties fo:break-before="auto" style:column-width="72.54pt"/>
    </style:style>
    <style:style style:name="co4" style:family="table-column">
      <style:table-column-properties fo:break-before="auto" style:column-width="36.4pt"/>
    </style:style>
    <style:style style:name="co5" style:family="table-column">
      <style:table-column-properties fo:break-before="auto" style:column-width="52.6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species count</text:p>
          </table:table-cell>
          <table:table-cell office:value-type="string" calcext:value-type="string">
            <text:p>CVAT</text:p>
          </table:table-cell>
          <table:table-cell office:value-type="string" calcext:value-type="string">
            <text:p>Turkle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dragonflies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hrips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ercopida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mbracida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syllida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phida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uropteroid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utterflie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phingida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aphylinida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hipericida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ida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teridae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teromer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mbycida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hribida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urculionidae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k beetle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sc coleoptera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opida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icida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p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lictida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ulidae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icida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petidae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formula="of:=SUM([.C2:.C28])" office:value-type="float" office:value="370" calcext:value-type="float">
            <text:p>37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9">00/00/0000</text:date>, <text:time style:data-style-name="N2" text:time-value="12:49:01.2649508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08:03:12.184518676</meta:creation-date>
    <dc:date>2019-12-09T13:16:02.841231131</dc:date>
    <meta:editing-duration>PT3H57M25S</meta:editing-duration>
    <meta:editing-cycles>10</meta:editing-cycles>
    <meta:generator>LibreOffice/5.1.6.2$Linux_X86_64 LibreOffice_project/10m0$Build-2</meta:generator>
    <meta:document-statistic meta:table-count="1" meta:cell-count="109" meta:object-count="0"/>
  </office:meta>
</office:document-meta>
</file>